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rebuchet MS" svg:font-family="Trebuchet MS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6666666666666665in"/>
    </style:style>
    <style:style style:name="co3" style:family="table-column">
      <style:table-column-properties fo:break-before="auto" style:column-width="3.6041666666666665in"/>
    </style:style>
    <style:style style:name="co4" style:family="table-column">
      <style:table-column-properties fo:break-before="auto" style:column-width="3.09375in"/>
    </style:style>
    <style:style style:name="co5" style:family="table-column">
      <style:table-column-properties fo:break-before="auto" style:column-width="3.0104166666666665in"/>
    </style:style>
    <style:style style:name="co6" style:family="table-column">
      <style:table-column-properties fo:break-before="auto" style:column-width="3.125in"/>
    </style:style>
    <style:style style:name="co7" style:family="table-column">
      <style:table-column-properties fo:break-before="auto" style:column-width="2.635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0.3125in"/>
    </style:style>
    <style:style style:name="co10" style:family="table-column">
      <style:table-column-properties fo:break-before="auto" style:column-width="2.5416666666666665in"/>
    </style:style>
    <style:style style:name="co11" style:family="table-column">
      <style:table-column-properties fo:break-before="auto" style:column-width="3.3645833333333335in"/>
    </style:style>
    <style:style style:name="co12" style:family="table-column">
      <style:table-column-properties fo:break-before="auto" style:column-width="4.25in"/>
    </style:style>
    <style:style style:name="co13" style:family="table-column">
      <style:table-column-properties fo:break-before="auto" style:column-width="2.3854166666666665in"/>
    </style:style>
    <style:style style:name="co14" style:family="table-column">
      <style:table-column-properties fo:break-before="auto" style:column-width="2.3020833333333335in"/>
    </style:style>
    <style:style style:name="co15" style:family="table-column">
      <style:table-column-properties fo:break-before="auto" style:column-width="1.375in"/>
    </style:style>
    <style:style style:name="co16" style:family="table-column">
      <style:table-column-properties fo:break-before="auto" style:column-width="2.1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3333333333333333in" fo:break-before="auto" style:use-optimal-row-height="false"/>
    </style:style>
    <style:style style:name="ro4" style:family="table-row">
      <style:table-row-properties style:row-height="0.0625in" fo:break-before="auto" style:use-optimal-row-height="false"/>
    </style:style>
    <style:style style:name="ro5" style:family="table-row">
      <style:table-row-properties style:row-height="0.07291666666666667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34375in" fo:break-before="auto" style:use-optimal-row-height="false"/>
    </style:style>
    <style:style style:name="ta1" style:family="table" style:master-page-name="PageStyle_5f_initial-draft">
      <style:table-properties table:display="true" style:writing-mode="lr-tb"/>
    </style:style>
    <style:style style:name="ta2" style:family="table" style:master-page-name="PageStyle_5f_old-initial-draf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2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23" style:family="table-cell" style:parent-style-name="Default">
      <style:table-cell-properties fo:wrap-option="wrap" style:vertical-align="top" fo:background-color="#FFFFF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24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25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4CCCC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27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28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9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E599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6AA84F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wrap-option="wrap" style:vertical-align="top" fo:background-color="#F4CCCC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32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4CCCC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33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34" style:family="table-cell" style:parent-style-name="Default">
      <style:table-cell-properties fo:wrap-option="wrap" style:vertical-align="top" fo:background-color="#FFFFF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E599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6AA84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39" style:family="table-cell" style:parent-style-name="Default">
      <style:table-cell-properties fo:wrap-option="wrap" style:vertical-align="top" fo:background-color="#FFFFF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40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6AA84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41" style:family="table-cell" style:parent-style-name="Default">
      <style:table-cell-properties fo:wrap-option="wrap" style:vertical-align="top" fo:background-color="#FFFFF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4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5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E599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6AA84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48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E599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51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start" fo:margin-left="0cm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6AA84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58" style:family="table-cell" style:parent-style-name="Default">
      <style:table-cell-properties fo:wrap-option="wrap" style:vertical-align="top" fo:background-color="#FFFFF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60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E599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61" style:family="table-cell" style:parent-style-name="Default">
      <style:table-cell-properties fo:border-left="1.0pt solid #000000" fo:border-right="1.0pt solid #000000" fo:border-top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62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6AA84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63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6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65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66" style:family="table-cell" style:parent-style-name="Default">
      <style:table-cell-properties fo:border-left="1.0pt solid #000000" fo:border-right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67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69" style:family="table-cell" style:parent-style-name="Default">
      <style:table-cell-properties fo:border-top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border-bottom="1.0pt solid #000000" fo:wrap-option="wrap" style:vertical-align="middle" fo:background-color="#FFFFFF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71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72" style:family="table-cell" style:parent-style-name="Default">
      <style:table-cell-properties fo:border-left="1.0pt solid #000000" fo:border-right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73" style:family="table-cell" style:parent-style-name="Default">
      <style:table-cell-properties fo:border-top="1.0pt solid #000000" fo:border-bottom="1.0pt solid #000000" fo:wrap-option="wrap" style:vertical-align="top" fo:background-color="#6AA84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74" style:family="table-cell" style:parent-style-name="Default">
      <style:table-cell-properties fo:wrap-option="wrap" style:vertical-align="middle" fo:background-color="#FFFFF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7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77" style:family="table-cell" style:parent-style-name="Default">
      <style:table-cell-properties fo:border-left="1.0pt solid #000000" fo:border-right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78" style:family="table-cell" style:parent-style-name="Defaul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79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CE5CD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80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81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E599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8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6AA84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FFFFFF" style:text-underline-style="none"/>
    </style:style>
    <style:style style:name="ce8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E599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8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start" fo:margin-left="0cm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8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86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87" style:family="table-cell" style:parent-style-name="Default">
      <style:table-cell-properties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88" style:family="table-cell" style:parent-style-name="Default">
      <style:table-cell-properties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89" style:family="table-cell" style:parent-style-name="Defaul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90" style:family="table-cell" style:parent-style-name="Defaul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T7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T8" style:family="text"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T9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T10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T11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12" style:family="text"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T13" style:family="text"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14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8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9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20" style:family="text"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FFFFFF" style:text-underline-style="none"/>
    </style:style>
    <style:style style:name="T21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nitial-draf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50"/>
        <table:table-row table:style-name="ro2">
          <table:table-cell table:style-name="ce21"/>
          <table:table-cell table:style-name="ce22"/>
          <table:table-cell table:style-name="ce26" table:number-columns-spanned="2" table:number-rows-spanned="3" office:value-type="string">
            <text:p>Home</text:p>
          </table:table-cell>
          <table:covered-table-cell/>
          <table:table-cell table:style-name="ce27"/>
          <table:table-cell table:style-name="ce21"/>
        </table:table-row>
        <table:table-row table:style-name="ro2">
          <table:table-cell table:style-name="ce21"/>
          <table:table-cell table:style-name="ce22"/>
          <table:covered-table-cell table:number-columns-repeated="2"/>
          <table:table-cell table:style-name="ce27"/>
          <table:table-cell table:style-name="ce21"/>
        </table:table-row>
        <table:table-row table:style-name="ro2">
          <table:table-cell table:style-name="ce21"/>
          <table:table-cell table:style-name="ce22"/>
          <table:covered-table-cell table:number-columns-repeated="2"/>
          <table:table-cell table:style-name="ce27"/>
          <table:table-cell table:style-name="ce21"/>
        </table:table-row>
        <table:table-row table:style-name="ro2">
          <table:table-cell table:style-name="ce21"/>
          <table:table-cell table:style-name="ce22"/>
          <table:table-cell table:style-name="ce29" office:value-type="string">
            <text:p>Search helpers</text:p>
          </table:table-cell>
          <table:table-cell table:style-name="ce30" office:value-type="string">
            <text:p>Search open requests</text:p>
          </table:table-cell>
          <table:table-cell table:style-name="ce27"/>
          <table:table-cell table:style-name="ce21"/>
        </table:table-row>
        <table:table-row table:style-name="ro2">
          <table:table-cell table:style-name="ce21"/>
          <table:table-cell table:style-name="ce22"/>
          <table:table-cell table:style-name="ce31" table:number-columns-spanned="2" table:number-rows-spanned="1" office:value-type="string">
            <text:p>Geolocation ([FORM] postcode or [API])</text:p>
          </table:table-cell>
          <table:covered-table-cell/>
          <table:table-cell table:style-name="ce27"/>
          <table:table-cell table:style-name="ce21"/>
        </table:table-row>
        <table:table-row table:style-name="ro2">
          <table:table-cell table:style-name="ce21"/>
          <table:table-cell table:style-name="ce22"/>
          <table:table-cell table:style-name="ce32" table:number-columns-spanned="2" table:number-rows-spanned="1" office:value-type="string">
            <text:p>[FORM]: Supplies provided for the help</text:p>
          </table:table-cell>
          <table:covered-table-cell/>
          <table:table-cell table:style-name="ce27"/>
          <table:table-cell table:style-name="ce21"/>
        </table:table-row>
        <table:table-row table:style-name="ro2">
          <table:table-cell table:style-name="ce33"/>
          <table:table-cell table:style-name="ce27"/>
          <table:table-cell table:style-name="ce34"/>
          <table:table-cell table:number-columns-repeated="2" table:style-name="ce27"/>
          <table:table-cell table:style-name="ce21"/>
        </table:table-row>
        <table:table-row table:style-name="ro2">
          <table:table-cell table:style-name="ce35" table:number-columns-spanned="1" table:number-rows-spanned="2" office:value-type="string">
            <text:p>Sorting options: help(s) available, distance, transport, rating, last connection, opening hours (with filter)</text:p>
          </table:table-cell>
          <table:table-cell table:style-name="ce36" office:value-type="string">
            <text:p>Map with results</text:p>
          </table:table-cell>
          <table:table-cell table:style-name="ce37" table:number-columns-spanned="1" table:number-rows-spanned="2" office:value-type="string">
            <text:p>Browse helpers</text:p>
          </table:table-cell>
          <table:table-cell table:style-name="ce38" table:number-columns-spanned="1" table:number-rows-spanned="4" office:value-type="string">
            <text:p>Browse open requests</text:p>
          </table:table-cell>
          <table:table-cell table:style-name="ce36" office:value-type="string">
            <text:p>Map with results</text:p>
          </table:table-cell>
          <table:table-cell table:style-name="ce35" table:number-columns-spanned="1" table:number-rows-spanned="2" office:value-type="string">
            <text:p>Sorting options: tasks asked, distance, transport, rating, last connection, opening hours (with filter)</text:p>
          </table:table-cell>
        </table:table-row>
        <table:table-row table:style-name="ro3">
          <table:covered-table-cell/>
          <table:table-cell table:style-name="ce36" office:value-type="string">
            <text:p>Standard results list</text:p>
          </table:table-cell>
          <table:covered-table-cell/>
          <table:covered-table-cell/>
          <table:table-cell table:style-name="ce36" office:value-type="string">
            <text:p>Standard results list</text:p>
          </table:table-cell>
          <table:covered-table-cell/>
        </table:table-row>
        <table:table-row table:style-name="ro2">
          <table:table-cell table:style-name="ce33"/>
          <table:table-cell table:style-name="ce27"/>
          <table:table-cell table:style-name="ce39"/>
          <table:covered-table-cell/>
          <table:table-cell table:style-name="ce40" office:value-type="string">
            <text:p>Pin open request for later</text:p>
          </table:table-cell>
          <table:table-cell table:style-name="ce33"/>
        </table:table-row>
        <table:table-row table:style-name="ro2">
          <table:table-cell table:style-name="ce33"/>
          <table:table-cell table:style-name="ce22"/>
          <table:table-cell table:style-name="ce41"/>
          <table:covered-table-cell/>
          <table:table-cell table:style-name="ce40" office:value-type="string">
            <text:p>Write a proposal for pinned open requests</text:p>
          </table:table-cell>
          <table:table-cell table:style-name="ce33"/>
        </table:table-row>
        <table:table-row table:style-name="ro2">
          <table:table-cell table:style-name="ce33"/>
          <table:table-cell table:style-name="ce22"/>
          <table:table-cell table:style-name="ce41"/>
          <table:table-cell table:style-name="ce24"/>
          <table:table-cell table:style-name="ce27"/>
          <table:table-cell table:style-name="ce33"/>
        </table:table-row>
        <table:table-row table:style-name="ro2">
          <table:table-cell table:style-name="ce33"/>
          <table:table-cell table:style-name="ce36" office:value-type="string">
            <text:p>What the helper can do</text:p>
          </table:table-cell>
          <table:table-cell table:style-name="ce37" table:number-columns-spanned="1" table:number-rows-spanned="3" office:value-type="string">
            <text:p>View a helper</text:p>
          </table:table-cell>
          <table:table-cell table:style-name="ce38" table:number-columns-spanned="1" table:number-rows-spanned="2" office:value-type="string">
            <text:p>Pinned requests</text:p>
          </table:table-cell>
          <table:table-cell table:style-name="ce40" office:value-type="string">
            <text:p>Delete pin(s)</text:p>
          </table:table-cell>
          <table:table-cell table:style-name="ce42"/>
        </table:table-row>
        <table:table-row table:style-name="ro2">
          <table:table-cell table:style-name="ce33"/>
          <table:table-cell table:style-name="ce36" office:value-type="string">
            <text:p>Helper place of living</text:p>
          </table:table-cell>
          <table:covered-table-cell/>
          <table:covered-table-cell/>
          <table:table-cell table:style-name="ce40" office:value-type="string">
            <text:p>Write proposals</text:p>
          </table:table-cell>
          <table:table-cell table:style-name="ce42"/>
        </table:table-row>
        <table:table-row table:style-name="ro2">
          <table:table-cell table:style-name="ce33"/>
          <table:table-cell table:style-name="ce36" office:value-type="string">
            <text:p>(pro only) contact, opening hours, adress…</text:p>
          </table:table-cell>
          <table:covered-table-cell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33"/>
          <table:table-cell table:style-name="ce22"/>
          <table:table-cell table:style-name="ce41"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33"/>
          <table:table-cell table:style-name="ce36" office:value-type="string">
            <text:p>[FORM] (1-n): Category of requested help(s)</text:p>
          </table:table-cell>
          <table:table-cell table:style-name="ce37" table:number-columns-spanned="1" table:number-rows-spanned="4" office:value-type="string">
            <text:p>Write a request</text:p>
          </table:table-cell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33"/>
          <table:table-cell table:style-name="ce36" office:value-type="string">
            <text:p>[FORM]: Supplies provided for the help</text:p>
          </table:table-cell>
          <table:covered-table-cell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33"/>
          <table:table-cell table:style-name="ce45" office:value-type="string">
            <text:p>[FORM] (1-n) Kilt owner's pictures upload</text:p>
          </table:table-cell>
          <table:covered-table-cell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33"/>
          <table:table-cell table:style-name="ce36" office:value-type="string">
            <text:p>[FORM] Transport *2</text:p>
          </table:table-cell>
          <table:covered-table-cell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33"/>
          <table:table-cell table:style-name="ce27"/>
          <table:table-cell table:style-name="ce39"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33"/>
          <table:table-cell table:style-name="ce27"/>
          <table:table-cell table:style-name="ce43"/>
          <table:table-cell table:style-name="ce38" table:number-columns-spanned="1" table:number-rows-spanned="2" office:value-type="string">
            <text:p>View a request</text:p>
          </table:table-cell>
          <table:table-cell table:style-name="ce46" office:value-type="string">
            <text:p>Accept and write a proposal</text:p>
          </table:table-cell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43"/>
          <table:covered-table-cell/>
          <table:table-cell table:style-name="ce36" office:value-type="string">
            <text:p>Decline and say why</text:p>
          </table:table-cell>
          <table:table-cell table:style-name="ce35" office:value-type="string">
            <text:p>[FORM] Why</text:p>
          </table:table-cell>
        </table:table-row>
        <table:table-row table:style-name="ro2">
          <table:table-cell table:style-name="ce42"/>
          <table:table-cell table:style-name="ce44"/>
          <table:table-cell table:number-columns-repeated="2" table:style-name="ce43"/>
          <table:table-cell table:style-name="ce44"/>
          <table:table-cell table:style-name="ce42"/>
        </table:table-row>
        <table:table-row table:style-name="ro2">
          <table:table-cell table:style-name="ce42"/>
          <table:table-cell table:style-name="ce44"/>
          <table:table-cell table:style-name="ce43"/>
          <table:table-cell table:style-name="ce38" table:number-columns-spanned="1" table:number-rows-spanned="6" office:value-type="string">
            <text:p>Write a proposal</text:p>
          </table:table-cell>
          <table:table-cell table:style-name="ce40" office:value-type="string">
            <text:p>Typical price list</text:p>
          </table:table-cell>
          <table:table-cell table:style-name="ce42"/>
        </table:table-row>
        <table:table-row table:style-name="ro2">
          <table:table-cell table:style-name="ce42"/>
          <table:table-cell table:style-name="ce44"/>
          <table:table-cell table:style-name="ce43"/>
          <table:covered-table-cell/>
          <table:table-cell table:style-name="ce40" office:value-type="string">
            <text:p>[FORM] Price</text:p>
          </table:table-cell>
          <table:table-cell table:style-name="ce42"/>
        </table:table-row>
        <table:table-row table:style-name="ro2">
          <table:table-cell table:style-name="ce42"/>
          <table:table-cell table:style-name="ce44"/>
          <table:table-cell table:style-name="ce43"/>
          <table:covered-table-cell/>
          <table:table-cell table:style-name="ce40" office:value-type="string">
            <text:p>[FORM] What the price includes</text:p>
          </table:table-cell>
          <table:table-cell table:style-name="ce42"/>
        </table:table-row>
        <table:table-row table:style-name="ro2">
          <table:table-cell table:style-name="ce42"/>
          <table:table-cell table:style-name="ce44"/>
          <table:table-cell table:style-name="ce43"/>
          <table:covered-table-cell/>
          <table:table-cell table:style-name="ce40" office:value-type="string">
            <text:p>[FORM] Completion time</text:p>
          </table:table-cell>
          <table:table-cell table:style-name="ce42"/>
        </table:table-row>
        <table:table-row table:style-name="ro2">
          <table:table-cell table:style-name="ce42"/>
          <table:table-cell table:style-name="ce44"/>
          <table:table-cell table:style-name="ce43"/>
          <table:covered-table-cell/>
          <table:table-cell table:style-name="ce36" office:value-type="string">
            <text:p>[FORM] Transport *2</text:p>
          </table:table-cell>
          <table:table-cell table:style-name="ce42"/>
        </table:table-row>
        <table:table-row table:style-name="ro2">
          <table:table-cell table:style-name="ce42"/>
          <table:table-cell table:style-name="ce44"/>
          <table:table-cell table:style-name="ce43"/>
          <table:covered-table-cell/>
          <table:table-cell table:style-name="ce40" office:value-type="string">
            <text:p>Private information shared</text:p>
          </table:table-cell>
          <table:table-cell table:style-name="ce42"/>
        </table:table-row>
        <table:table-row table:style-name="ro2">
          <table:table-cell table:style-name="ce42"/>
          <table:table-cell table:style-name="ce44"/>
          <table:table-cell table:number-columns-repeated="2" table:style-name="ce43"/>
          <table:table-cell table:style-name="ce44"/>
          <table:table-cell table:style-name="ce42"/>
        </table:table-row>
        <table:table-row table:style-name="ro2">
          <table:table-cell table:style-name="ce35" office:value-type="string">
            <text:p>[FORM] Transport *2</text:p>
          </table:table-cell>
          <table:table-cell table:style-name="ce47" office:value-type="string">
            <text:p>Accept and specify transport if needed</text:p>
          </table:table-cell>
          <table:table-cell table:style-name="ce37" table:number-columns-spanned="1" table:number-rows-spanned="2" office:value-type="string">
            <text:p>View a proposal</text:p>
          </table:table-cell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35" office:value-type="string">
            <text:p>[FORM] Why</text:p>
          </table:table-cell>
          <table:table-cell table:style-name="ce36" office:value-type="string">
            <text:p>Decline and say why</text:p>
          </table:table-cell>
          <table:covered-table-cell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21"/>
          <table:table-cell table:style-name="ce22"/>
          <table:table-cell table:number-columns-repeated="2" table:style-name="ce43"/>
          <table:table-cell table:style-name="ce44"/>
          <table:table-cell table:style-name="ce42"/>
        </table:table-row>
        <table:table-row table:style-name="ro2">
          <table:table-cell table:style-name="ce21"/>
          <table:table-cell table:style-name="ce48" office:value-type="string">
            <text:p>([FORM] or API) Online paiement</text:p>
          </table:table-cell>
          <table:table-cell table:style-name="ce37" table:number-columns-spanned="1" table:number-rows-spanned="3" office:value-type="string">
            <text:p>Accept a proposal</text:p>
          </table:table-cell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21"/>
          <table:table-cell table:style-name="ce45" office:value-type="string">
            <text:p>Paiement confirmation</text:p>
          </table:table-cell>
          <table:covered-table-cell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21"/>
          <table:table-cell table:style-name="ce45" office:value-type="string">
            <text:p>Helper information (address…) shown after paiement</text:p>
          </table:table-cell>
          <table:covered-table-cell/>
          <table:table-cell table:style-name="ce43"/>
          <table:table-cell table:style-name="ce44"/>
          <table:table-cell table:style-name="ce42"/>
        </table:table-row>
        <table:table-row table:style-name="ro2">
          <table:table-cell table:style-name="ce42"/>
          <table:table-cell table:style-name="ce44"/>
          <table:table-cell table:style-name="ce43"/>
          <table:table-cell table:style-name="ce24"/>
          <table:table-cell table:style-name="ce22"/>
          <table:table-cell table:style-name="ce33"/>
        </table:table-row>
        <table:table-row table:style-name="ro2">
          <table:table-cell table:style-name="ce42"/>
          <table:table-cell table:style-name="ce52" office:value-type="string">
            <text:p>Mail tracking number if post</text:p>
          </table:table-cell>
          <table:table-cell table:style-name="ce53" table:number-columns-spanned="2" table:number-rows-spanned="1" office:value-type="string">
            <text:p>Kilt sent/brought to the helper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42"/>
          <table:table-cell table:style-name="ce27"/>
          <table:table-cell table:style-name="ce39"/>
          <table:table-cell table:style-name="ce54" office:value-type="string">
            <text:p>Helper mark work as done</text:p>
          </table:table-cell>
          <table:table-cell table:style-name="ce52" office:value-type="string">
            <text:p>[FORM] Transport + date (+ phone)</text:p>
          </table:table-cell>
          <table:table-cell table:style-name="ce33"/>
        </table:table-row>
        <table:table-row table:style-name="ro2">
          <table:table-cell table:style-name="ce21"/>
          <table:table-cell table:style-name="ce36" office:value-type="string">
            <text:p>Select transport + date (+ phone)</text:p>
          </table:table-cell>
          <table:table-cell table:style-name="ce53" table:number-columns-spanned="2" table:number-rows-spanned="1" office:value-type="string">
            <text:p>Get your kilt back (and pay by hand)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34"/>
          <table:table-cell table:style-name="ce22"/>
          <table:table-cell table:style-name="ce27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56" table:number-columns-spanned="2" table:number-rows-spanned="2" office:value-type="string">
            <text:p>Dashboard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covered-table-cell table:number-columns-repeated="2"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57" table:number-columns-spanned="2" table:number-rows-spanned="1" office:value-type="string">
            <text:p>Post mail tracking (if post)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57" table:number-columns-spanned="2" table:number-rows-spanned="1" office:value-type="string">
            <text:p>Rate user ([FORM] Rating fields)</text:p>
          </table:table-cell>
          <table:covered-table-cell/>
          <table:table-cell table:style-name="ce44"/>
          <table:table-cell table:style-name="ce33"/>
        </table:table-row>
        <table:table-row table:style-name="ro4">
          <table:table-cell table:style-name="ce33"/>
          <table:table-cell table:style-name="ce27"/>
          <table:table-cell table:style-name="ce57" table:number-columns-spanned="2" table:number-rows-spanned="1" office:value-type="string">
            <text:p>Report problem ([FORM] Message to the other user or Wikilt team)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22"/>
          <table:table-cell table:style-name="ce28"/>
          <table:table-cell table:style-name="ce44"/>
          <table:table-cell table:style-name="ce33"/>
        </table:table-row>
        <table:table-row table:style-name="ro5">
          <table:table-cell table:style-name="ce33"/>
          <table:table-cell table:style-name="ce27"/>
          <table:table-cell table:style-name="ce34"/>
          <table:table-cell table:style-name="ce30" table:number-columns-spanned="1" table:number-rows-spanned="3" office:value-type="string">
            <text:p>Helper billing</text:p>
          </table:table-cell>
          <table:table-cell table:style-name="ce40" office:value-type="string">
            <text:p>Lists of bills</text:p>
          </table:table-cell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34"/>
          <table:covered-table-cell/>
          <table:table-cell table:style-name="ce40" office:value-type="string">
            <text:p>View a bill</text:p>
          </table:table-cell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34"/>
          <table:covered-table-cell/>
          <table:table-cell table:style-name="ce40" office:value-type="string">
            <text:p>Manage subscription (pro only)</text:p>
          </table:table-cell>
          <table:table-cell table:style-name="ce35" office:value-type="string">
            <text:p>History / Current / Renew</text:p>
          </table:table-cell>
        </table:table-row>
        <table:table-row table:style-name="ro2">
          <table:table-cell table:style-name="ce33"/>
          <table:table-cell table:style-name="ce27"/>
          <table:table-cell table:style-name="ce34"/>
          <table:table-cell table:style-name="ce22"/>
          <table:table-cell table:style-name="ce27"/>
          <table:table-cell table:style-name="ce33"/>
        </table:table-row>
        <table:table-row table:style-name="ro5">
          <table:table-cell table:style-name="ce33"/>
          <table:table-cell table:style-name="ce27"/>
          <table:table-cell table:style-name="ce64" table:number-columns-spanned="2" table:number-rows-spanned="2" office:value-type="string">
            <text:p>View ratings</text:p>
          </table:table-cell>
          <table:covered-table-cell/>
          <table:table-cell table:style-name="ce27"/>
          <table:table-cell table:style-name="ce33"/>
        </table:table-row>
        <table:table-row table:style-name="ro2">
          <table:table-cell table:style-name="ce21"/>
          <table:table-cell table:style-name="ce22"/>
          <table:covered-table-cell table:number-columns-repeated="2"/>
          <table:table-cell table:style-name="ce27"/>
          <table:table-cell table:style-name="ce33"/>
        </table:table-row>
        <table:table-row table:style-name="ro5">
          <table:table-cell table:style-name="ce21"/>
          <table:table-cell table:style-name="ce22"/>
          <table:table-cell table:style-name="ce65" table:number-columns-spanned="2" table:number-rows-spanned="1" office:value-type="string">
            <text:p>Sorting options: left to user, left by user, as a helper, as a requester, by date</text:p>
          </table:table-cell>
          <table:covered-table-cell/>
          <table:table-cell table:style-name="ce27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65" table:number-columns-spanned="2" table:number-rows-spanned="1" office:value-type="string">
            <text:p>Pending ratings</text:p>
          </table:table-cell>
          <table:covered-table-cell/>
          <table:table-cell table:style-name="ce27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66" table:number-columns-spanned="2" table:number-rows-spanned="1" office:value-type="string">
            <text:p>Rate user(s) ([FORM])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67" table:number-columns-spanned="2" table:number-rows-spanned="1"/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68" table:number-columns-spanned="2" table:number-rows-spanned="1" office:value-type="string">
            <text:p>View notifications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number-columns-repeated="2" table:style-name="ce69"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44"/>
          <table:table-cell table:number-columns-repeated="2" table:style-name="ce70"/>
          <table:table-cell table:style-name="ce71"/>
          <table:table-cell table:style-name="ce33"/>
        </table:table-row>
        <table:table-row table:style-name="ro2">
          <table:table-cell table:style-name="ce33"/>
          <table:table-cell table:style-name="ce44"/>
          <table:table-cell table:style-name="ce72" table:number-columns-spanned="2" table:number-rows-spanned="1" office:value-type="string">
            <text:p>Register ([FORM])</text:p>
          </table:table-cell>
          <table:covered-table-cell/>
          <table:table-cell table:style-name="ce73" office:value-type="string">
            <text:p>[FORM] (1-n): Category of proposed help(s) + transport</text:p>
          </table:table-cell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74"/>
          <table:table-cell table:style-name="ce75"/>
          <table:table-cell table:style-name="ce44"/>
          <table:table-cell table:style-name="ce42"/>
        </table:table-row>
        <table:table-row table:style-name="ro2">
          <table:table-cell table:style-name="ce33"/>
          <table:table-cell table:style-name="ce27"/>
          <table:table-cell table:style-name="ce76" table:number-columns-spanned="2" table:number-rows-spanned="2" office:value-type="string">
            <text:p>Login ([FORM])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covered-table-cell table:number-columns-repeated="2"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77" table:number-columns-spanned="2" table:number-rows-spanned="1" office:value-type="string">
            <text:p>Password forgot / reset</text:p>
          </table:table-cell>
          <table:covered-table-cell/>
          <table:table-cell table:style-name="ce44"/>
          <table:table-cell table:style-name="ce33"/>
        </table:table-row>
        <table:table-row table:style-name="ro2">
          <table:table-cell table:style-name="ce33"/>
          <table:table-cell table:style-name="ce27"/>
          <table:table-cell table:number-columns-repeated="2" table:style-name="ce75"/>
          <table:table-cell table:style-name="ce27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76" table:number-columns-spanned="2" table:number-rows-spanned="1" office:value-type="string">
            <text:p>Edit ([FORM])</text:p>
          </table:table-cell>
          <table:covered-table-cell/>
          <table:table-cell table:style-name="ce78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75" table:number-columns-spanned="2" table:number-rows-spanned="1"/>
          <table:covered-table-cell/>
          <table:table-cell table:style-name="ce78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76" table:number-columns-spanned="2" table:number-rows-spanned="1" office:value-type="string">
            <text:p>Delete ([FORM])</text:p>
          </table:table-cell>
          <table:covered-table-cell/>
          <table:table-cell table:style-name="ce78"/>
          <table:table-cell table:style-name="ce33"/>
        </table:table-row>
        <table:table-row table:style-name="ro2">
          <table:table-cell table:style-name="ce33"/>
          <table:table-cell table:style-name="ce27"/>
          <table:table-cell table:number-columns-repeated="2" table:style-name="ce75"/>
          <table:table-cell table:style-name="ce78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79" table:number-columns-spanned="2" table:number-rows-spanned="1" office:value-type="string">
            <text:p>Navigation</text:p>
          </table:table-cell>
          <table:covered-table-cell/>
          <table:table-cell table:style-name="ce27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79" table:number-columns-spanned="2" table:number-rows-spanned="1" office:value-type="string">
            <text:p>F.A.Q.</text:p>
          </table:table-cell>
          <table:covered-table-cell/>
          <table:table-cell table:style-name="ce27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79" table:number-columns-spanned="2" table:number-rows-spanned="1" office:value-type="string">
            <text:p>Social tools</text:p>
          </table:table-cell>
          <table:covered-table-cell/>
          <table:table-cell table:style-name="ce27"/>
          <table:table-cell table:style-name="ce33"/>
        </table:table-row>
        <table:table-row table:style-name="ro2">
          <table:table-cell table:style-name="ce33"/>
          <table:table-cell table:style-name="ce27"/>
          <table:table-cell table:style-name="ce34"/>
          <table:table-cell table:number-columns-repeated="2" table:style-name="ce27"/>
          <table:table-cell table:style-name="ce33"/>
        </table:table-row>
      </table:table>
      <table:table table:name="old-initial-draft" table:style-name="ta2" table:print="false">
        <office:forms form:automatic-focus="false" form:apply-design-mode="false"/>
        <table:table-column table:style-name="co9" table:number-columns-repeated="7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2" table:default-cell-style-name="ce15"/>
        <table:table-column table:style-name="co15" table:default-cell-style-name="ce15"/>
        <table:table-column table:style-name="co16" table:default-cell-style-name="ce15"/>
        <table:table-column table:style-name="co8" table:default-cell-style-name="ce15" table:number-columns-repeated="241"/>
        <table:table-row table:style-name="ro2">
          <table:table-cell table:number-columns-repeated="7" table:style-name="ce21"/>
          <table:table-cell table:style-name="ce23"/>
          <table:table-cell table:style-name="ce24"/>
          <table:table-cell table:style-name="ce22"/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21"/>
          <table:table-cell table:style-name="ce49" table:number-columns-spanned="1" table:number-rows-spanned="6" office:value-type="string">
            <text:p>Account</text:p>
          </table:table-cell>
          <table:table-cell table:style-name="ce50" table:number-columns-spanned="1" table:number-rows-spanned="2" office:value-type="string">
            <text:p>Register</text:p>
          </table:table-cell>
          <table:table-cell table:style-name="ce36" office:value-type="string">
            <text:p>[FORM] Register form</text:p>
          </table:table-cell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21"/>
          <table:covered-table-cell/>
          <table:covered-table-cell/>
          <table:table-cell table:style-name="ce36" office:value-type="string">
            <text:p>[FORM] (1-n): Category of proposed help(s) + transport</text:p>
          </table:table-cell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21"/>
          <table:covered-table-cell/>
          <table:table-cell table:style-name="ce51" table:number-columns-spanned="1" table:number-rows-spanned="2" office:value-type="string">
            <text:p>Login</text:p>
          </table:table-cell>
          <table:table-cell table:style-name="ce36" office:value-type="string">
            <text:p>[FORM] Login form</text:p>
          </table:table-cell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21"/>
          <table:covered-table-cell/>
          <table:covered-table-cell/>
          <table:table-cell table:style-name="ce36" office:value-type="string">
            <text:p>Password forgot / reset</text:p>
          </table:table-cell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21"/>
          <table:covered-table-cell/>
          <table:table-cell table:style-name="ce55" office:value-type="string">
            <text:p>Edit</text:p>
          </table:table-cell>
          <table:table-cell table:style-name="ce36" office:value-type="string">
            <text:p>[FORM] Edit form</text:p>
          </table:table-cell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21"/>
          <table:covered-table-cell/>
          <table:table-cell table:style-name="ce55" office:value-type="string">
            <text:p>Delete</text:p>
          </table:table-cell>
          <table:table-cell table:style-name="ce36" office:value-type="string">
            <text:p>[FORM] Delete form</text:p>
          </table:table-cell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24"/>
          <table:table-cell table:style-name="ce27"/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33"/>
          <table:table-cell table:style-name="ce59" table:number-columns-spanned="1" table:number-rows-spanned="3" office:value-type="string">
            <text:p>Home</text:p>
          </table:table-cell>
          <table:table-cell table:style-name="ce60" office:value-type="string">
            <text:p>Search helpers</text:p>
          </table:table-cell>
          <table:table-cell table:style-name="ce61" office:value-type="string">
            <text:p>Geolocation ([FORM] postcode or [API])</text:p>
          </table:table-cell>
          <table:table-cell table:style-name="ce25"/>
          <table:table-cell table:style-name="ce28"/>
          <table:table-cell table:number-columns-repeated="22" table:style-name="ce25"/>
        </table:table-row>
        <table:table-row table:style-name="ro2">
          <table:table-cell table:number-columns-repeated="7" table:style-name="ce33"/>
          <table:covered-table-cell/>
          <table:table-cell table:style-name="ce62" office:value-type="string">
            <text:p>Search open requests</text:p>
          </table:table-cell>
          <table:table-cell table:style-name="ce63" office:value-type="string">
            <text:p>[FORM]: Supplies provided for the help</text:p>
          </table:table-cell>
          <table:table-cell table:style-name="ce25"/>
          <table:table-cell table:style-name="ce33"/>
          <table:table-cell table:style-name="ce25"/>
          <table:table-cell table:style-name="ce33"/>
          <table:table-cell table:number-columns-repeated="20" table:style-name="ce25"/>
        </table:table-row>
        <table:table-row table:style-name="ro2">
          <table:table-cell table:number-columns-repeated="7" table:style-name="ce33"/>
          <table:covered-table-cell/>
          <table:table-cell table:style-name="ce55" office:value-type="string">
            <text:p>Access dashboard</text:p>
          </table:table-cell>
          <table:table-cell table:style-name="ce27"/>
          <table:table-cell table:style-name="ce25"/>
          <table:table-cell table:style-name="ce33"/>
          <table:table-cell table:style-name="ce25"/>
          <table:table-cell table:style-name="ce33"/>
          <table:table-cell table:number-columns-repeated="20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0"/>
          <table:table-cell table:style-name="ce2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20" table:style-name="ce25"/>
        </table:table-row>
        <table:table-row table:style-name="ro2">
          <table:table-cell table:number-columns-repeated="7" table:style-name="ce33"/>
          <table:table-cell table:style-name="ce81" table:number-columns-spanned="1" table:number-rows-spanned="2" office:value-type="string">
            <text:p>Browse helpers</text:p>
          </table:table-cell>
          <table:table-cell table:style-name="ce55" office:value-type="string">
            <text:p>Map with results</text:p>
          </table:table-cell>
          <table:table-cell table:style-name="ce36" table:number-columns-spanned="1" table:number-rows-spanned="2" office:value-type="string">
            <text:p>Sorting options: help(s) available, distance, transport, rating, last connection, opening hours (with filter)</text:p>
          </table:table-cell>
          <table:table-cell table:style-name="ce25"/>
          <table:table-cell table:style-name="ce33"/>
          <table:table-cell table:style-name="ce25"/>
          <table:table-cell table:style-name="ce33"/>
          <table:table-cell table:number-columns-repeated="20" table:style-name="ce25"/>
        </table:table-row>
        <table:table-row table:style-name="ro7">
          <table:table-cell table:number-columns-repeated="7" table:style-name="ce33"/>
          <table:covered-table-cell/>
          <table:table-cell table:style-name="ce55" office:value-type="string">
            <text:p>Standard results list</text:p>
          </table:table-cell>
          <table:covered-table-cell/>
          <table:table-cell table:number-columns-repeated="4" table:style-name="ce33"/>
          <table:table-cell table:number-columns-repeated="20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0"/>
          <table:table-cell table:style-name="ce27"/>
          <table:table-cell table:number-columns-repeated="4" table:style-name="ce33"/>
          <table:table-cell table:number-columns-repeated="20" table:style-name="ce25"/>
        </table:table-row>
        <table:table-row table:style-name="ro2">
          <table:table-cell table:number-columns-repeated="7" table:style-name="ce33"/>
          <table:table-cell table:style-name="ce81" table:number-columns-spanned="1" table:number-rows-spanned="3" office:value-type="string">
            <text:p>View a helper</text:p>
          </table:table-cell>
          <table:table-cell table:style-name="ce55" office:value-type="string">
            <text:p>What the helper can do</text:p>
          </table:table-cell>
          <table:table-cell table:style-name="ce27"/>
          <table:table-cell table:number-columns-repeated="4" table:style-name="ce33"/>
          <table:table-cell table:number-columns-repeated="20" table:style-name="ce25"/>
        </table:table-row>
        <table:table-row table:style-name="ro2">
          <table:table-cell table:number-columns-repeated="7" table:style-name="ce33"/>
          <table:covered-table-cell/>
          <table:table-cell table:style-name="ce55" office:value-type="string">
            <text:p>Helper place of living</text:p>
          </table:table-cell>
          <table:table-cell table:style-name="ce27"/>
          <table:table-cell table:number-columns-repeated="2" table:style-name="ce33"/>
          <table:table-cell table:number-columns-repeated="22" table:style-name="ce25"/>
        </table:table-row>
        <table:table-row table:style-name="ro2">
          <table:table-cell table:number-columns-repeated="7" table:style-name="ce33"/>
          <table:covered-table-cell/>
          <table:table-cell table:style-name="ce55" office:value-type="string">
            <text:p>(pro only) contact, opening hours, adress…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table-cell table:style-name="ce81" table:number-columns-spanned="1" table:number-rows-spanned="4" office:value-type="string">
            <text:p>Write a request</text:p>
          </table:table-cell>
          <table:table-cell table:style-name="ce55" office:value-type="string">
            <text:p>[FORM] (1-n): Category of requested help(s)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table-cell table:style-name="ce55" office:value-type="string">
            <text:p>[FORM]: Supplies provided for the help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table-cell table:style-name="ce60" office:value-type="string">
            <text:p>[FORM] (1-n) Kilt owner's pictures upload</text:p>
          </table:table-cell>
          <table:table-cell table:style-name="ce22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33"/>
          <table:covered-table-cell/>
          <table:table-cell table:style-name="ce55" office:value-type="string">
            <text:p>[FORM] Transport *2</text:p>
          </table:table-cell>
          <table:table-cell table:style-name="ce22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0"/>
          <table:table-cell table:style-name="ce22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82" table:number-columns-spanned="1" table:number-rows-spanned="2" office:value-type="string">
            <text:p>View a request</text:p>
          </table:table-cell>
          <table:table-cell table:style-name="ce62" office:value-type="string">
            <text:p>Accept and write a proposal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table-cell table:style-name="ce55" office:value-type="string">
            <text:p>Decline and say why</text:p>
          </table:table-cell>
          <table:table-cell table:style-name="ce36" office:value-type="string">
            <text:p>[FORM] Why</text:p>
          </table:table-cell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0"/>
          <table:table-cell table:style-name="ce27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21"/>
          <table:table-cell table:style-name="ce82" table:number-columns-spanned="1" table:number-rows-spanned="6" office:value-type="string">
            <text:p>Write a proposal</text:p>
          </table:table-cell>
          <table:table-cell table:style-name="ce62" office:value-type="string">
            <text:p>Typical price list</text:p>
          </table:table-cell>
          <table:table-cell table:style-name="ce27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21"/>
          <table:covered-table-cell/>
          <table:table-cell table:style-name="ce62" office:value-type="string">
            <text:p>[FORM] Price</text:p>
          </table:table-cell>
          <table:table-cell table:style-name="ce27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21"/>
          <table:covered-table-cell/>
          <table:table-cell table:style-name="ce62" office:value-type="string">
            <text:p>[FORM] What the price includes</text:p>
          </table:table-cell>
          <table:table-cell table:style-name="ce27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21"/>
          <table:covered-table-cell/>
          <table:table-cell table:style-name="ce62" office:value-type="string">
            <text:p>[FORM] Completion time</text:p>
          </table:table-cell>
          <table:table-cell table:style-name="ce27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21"/>
          <table:covered-table-cell/>
          <table:table-cell table:style-name="ce55" office:value-type="string">
            <text:p>[FORM] Transport *2</text:p>
          </table:table-cell>
          <table:table-cell table:style-name="ce27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21"/>
          <table:covered-table-cell/>
          <table:table-cell table:style-name="ce62" office:value-type="string">
            <text:p>Private information shared</text:p>
          </table:table-cell>
          <table:table-cell table:style-name="ce27"/>
          <table:table-cell table:style-name="ce21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0"/>
          <table:table-cell table:style-name="ce22"/>
          <table:table-cell table:number-columns-repeated="24" table:style-name="ce25"/>
        </table:table-row>
        <table:table-row table:style-name="ro2">
          <table:table-cell table:number-columns-repeated="7" table:style-name="ce33"/>
          <table:table-cell table:style-name="ce81" table:number-columns-spanned="1" table:number-rows-spanned="2" office:value-type="string">
            <text:p>View a proposal</text:p>
          </table:table-cell>
          <table:table-cell table:style-name="ce51" office:value-type="string">
            <text:p>Accept and specify transport if needed</text:p>
          </table:table-cell>
          <table:table-cell table:style-name="ce36" office:value-type="string">
            <text:p>[FORM] Transport *2</text:p>
          </table:table-cell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table-cell table:style-name="ce55" office:value-type="string">
            <text:p>Decline and say why</text:p>
          </table:table-cell>
          <table:table-cell table:style-name="ce36" office:value-type="string">
            <text:p>[FORM] Why</text:p>
          </table:table-cell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8"/>
          <table:table-cell table:style-name="ce81" table:number-columns-spanned="1" table:number-rows-spanned="3" office:value-type="string">
            <text:p>Pay a proposal</text:p>
          </table:table-cell>
          <table:table-cell table:style-name="ce60" office:value-type="string">
            <text:p>([FORM] or API) Pay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8"/>
          <table:covered-table-cell/>
          <table:table-cell table:style-name="ce60" office:value-type="string">
            <text:p>Paiement confirmation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8"/>
          <table:covered-table-cell/>
          <table:table-cell table:style-name="ce60" office:value-type="string">
            <text:p>Helper information (address…) shown after paiement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table-cell table:style-name="ce82" table:number-columns-spanned="1" table:number-rows-spanned="4" office:value-type="string">
            <text:p>Browse open requests</text:p>
          </table:table-cell>
          <table:table-cell table:style-name="ce55" office:value-type="string">
            <text:p>Map with results</text:p>
          </table:table-cell>
          <table:table-cell table:style-name="ce36" table:number-columns-spanned="1" table:number-rows-spanned="2" office:value-type="string">
            <text:p>Sorting options: tasks asked, distance, transport, rating, last connection, opening hours (with filter)</text:p>
          </table:table-cell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table-cell table:style-name="ce55" office:value-type="string">
            <text:p>Standard results list</text:p>
          </table:table-cell>
          <table:covered-table-cell/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table-cell table:style-name="ce62" office:value-type="string">
            <text:p>Pin open request for later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table-cell table:style-name="ce62" office:value-type="string">
            <text:p>Write a proposal for pinned open requests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8"/>
          <table:table-cell table:style-name="ce82" table:number-columns-spanned="1" table:number-rows-spanned="2" office:value-type="string">
            <text:p>Pinned requests</text:p>
          </table:table-cell>
          <table:table-cell table:style-name="ce62" office:value-type="string">
            <text:p>Delete pin(s)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8"/>
          <table:covered-table-cell/>
          <table:table-cell table:style-name="ce62" office:value-type="string">
            <text:p>Write proposals</text:p>
          </table:table-cell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33"/>
          <table:table-cell table:style-name="ce59" table:number-columns-spanned="1" table:number-rows-spanned="13" office:value-type="string">
            <text:p>Dashboard</text:p>
          </table:table-cell>
          <table:table-cell table:style-name="ce55" table:number-columns-spanned="1" table:number-rows-spanned="7" office:value-type="string">
            <text:p>Manage accepted request/help</text:p>
          </table:table-cell>
          <table:table-cell table:style-name="ce83" office:value-type="string">
            <text:p>Kilt sent to the helper</text:p>
          </table:table-cell>
          <table:table-cell table:style-name="ce84" office:value-type="string">
            <text:p>Mail tracking number if post</text:p>
          </table:table-cell>
          <table:table-cell table:number-columns-repeated="23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table-cell table:style-name="ce40" office:value-type="string">
            <text:p>Helper mark work as done</text:p>
          </table:table-cell>
          <table:table-cell table:style-name="ce84" office:value-type="string">
            <text:p>[FORM] Transport + date (+ phone)</text:p>
          </table:table-cell>
          <table:table-cell table:number-columns-repeated="23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table-cell table:style-name="ce83" office:value-type="string">
            <text:p>Get your kilt back</text:p>
          </table:table-cell>
          <table:table-cell table:style-name="ce85" office:value-type="string">
            <text:p>Select transport + date (+ phone)</text:p>
          </table:table-cell>
          <table:table-cell table:number-columns-repeated="23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table-cell table:style-name="ce86" office:value-type="string">
            <text:p>Rate user</text:p>
          </table:table-cell>
          <table:table-cell table:style-name="ce85" office:value-type="string">
            <text:p>[FORM] Rating fields</text:p>
          </table:table-cell>
          <table:table-cell table:number-columns-repeated="23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table-cell table:style-name="ce36" office:value-type="string">
            <text:p>Post mail tracking</text:p>
          </table:table-cell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table-cell table:style-name="ce36" table:number-columns-spanned="1" table:number-rows-spanned="2" office:value-type="string">
            <text:p>Report problem</text:p>
          </table:table-cell>
          <table:table-cell table:style-name="ce85" office:value-type="string">
            <text:p>[FORM] Message to the other user</text:p>
          </table:table-cell>
          <table:table-cell table:number-columns-repeated="23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covered-table-cell/>
          <table:table-cell table:style-name="ce85" office:value-type="string">
            <text:p>[FORM] Message to the Wikilt team</text:p>
          </table:table-cell>
          <table:table-cell table:number-columns-repeated="23" table:style-name="ce25"/>
        </table:table-row>
        <table:table-row table:style-name="ro2">
          <table:table-cell table:number-columns-repeated="7" table:style-name="ce33"/>
          <table:covered-table-cell/>
          <table:table-cell table:style-name="ce87" table:number-columns-spanned="1" table:number-rows-spanned="2" office:value-type="string">
            <text:p>View ratings</text:p>
          </table:table-cell>
          <table:table-cell table:style-name="ce36" office:value-type="string">
            <text:p>Sorting options: left to user, left by user, as a helper, as a requester, by date</text:p>
          </table:table-cell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table-cell table:style-name="ce36" office:value-type="string">
            <text:p>Pending ratings</text:p>
          </table:table-cell>
          <table:table-cell table:style-name="ce85" office:value-type="string">
            <text:p>Rate user(s)</text:p>
          </table:table-cell>
          <table:table-cell table:style-name="ce85" office:value-type="string">
            <text:p>[FORM] Rating fields</text:p>
          </table:table-cell>
          <table:table-cell table:number-columns-repeated="22" table:style-name="ce25"/>
        </table:table-row>
        <table:table-row table:style-name="ro2">
          <table:table-cell table:number-columns-repeated="7" table:style-name="ce33"/>
          <table:covered-table-cell/>
          <table:table-cell table:style-name="ce40" table:number-columns-spanned="1" table:number-rows-spanned="3" office:value-type="string">
            <text:p>Helper billing</text:p>
          </table:table-cell>
          <table:table-cell table:style-name="ce40" office:value-type="string">
            <text:p>Lists of bills</text:p>
          </table:table-cell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table-cell table:style-name="ce40" office:value-type="string">
            <text:p>View a bill</text:p>
          </table:table-cell>
          <table:table-cell table:number-columns-repeated="24" table:style-name="ce25"/>
        </table:table-row>
        <table:table-row table:style-name="ro2">
          <table:table-cell table:number-columns-repeated="7" table:style-name="ce33"/>
          <table:covered-table-cell/>
          <table:covered-table-cell/>
          <table:table-cell table:style-name="ce40" office:value-type="string">
            <text:p>Manage subscription (pro only)</text:p>
          </table:table-cell>
          <table:table-cell table:style-name="ce85" office:value-type="string">
            <text:p>History / Current / Renew</text:p>
          </table:table-cell>
          <table:table-cell table:number-columns-repeated="23" table:style-name="ce25"/>
        </table:table-row>
        <table:table-row table:style-name="ro2">
          <table:table-cell table:number-columns-repeated="7" table:style-name="ce33"/>
          <table:covered-table-cell/>
          <table:table-cell table:style-name="ce88" office:value-type="string">
            <text:p>View notifications</text:p>
          </table:table-cell>
          <table:table-cell table:style-name="ce22"/>
          <table:table-cell table:number-columns-repeated="24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9"/>
          <table:table-cell table:style-name="ce78"/>
          <table:table-cell table:style-name="ce90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23" office:value-type="string">
            <text:p>Various</text:p>
          </table:table-cell>
          <table:table-cell table:style-name="ce91" office:value-type="string">
            <text:p>Navigation</text:p>
          </table:table-cell>
          <table:table-cell table:style-name="ce78"/>
          <table:table-cell table:style-name="ce90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91" office:value-type="string">
            <text:p>F.A.Q.</text:p>
          </table:table-cell>
          <table:table-cell table:style-name="ce78"/>
          <table:table-cell table:style-name="ce90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91" office:value-type="string">
            <text:p>…</text:p>
          </table:table-cell>
          <table:table-cell table:style-name="ce78"/>
          <table:table-cell table:style-name="ce90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9"/>
          <table:table-cell table:style-name="ce78"/>
          <table:table-cell table:style-name="ce90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9"/>
          <table:table-cell table:style-name="ce78"/>
          <table:table-cell table:style-name="ce90"/>
          <table:table-cell table:number-columns-repeated="23" table:style-name="ce25"/>
        </table:table-row>
        <table:table-row table:style-name="ro2">
          <table:table-cell table:number-columns-repeated="7" table:style-name="ce33"/>
          <table:table-cell table:style-name="ce58"/>
          <table:table-cell table:style-name="ce89"/>
          <table:table-cell table:style-name="ce78"/>
          <table:table-cell table:style-name="ce90"/>
          <table:table-cell table:number-columns-repeated="23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  <table:table-row table:style-name="ro2">
          <table:table-cell table:number-columns-repeated="7" table:style-name="ce25"/>
          <table:table-cell table:style-name="ce58"/>
          <table:table-cell table:style-name="ce24"/>
          <table:table-cell table:style-name="ce27"/>
          <table:table-cell table:number-columns-repeated="24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rebuchet MS" svg:font-family="Trebuchet MS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itial-draft" style:display-name="PageStyle_initial-draf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ld-initial-draft" style:display-name="PageStyle_old-initial-draf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